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tFileResource.ope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BuiltFileResourc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BuiltFileResource( File dir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clon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File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